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style:text-underline-style="solid" style:text-underline-width="auto" style:text-underline-color="font-color" officeooo:rsid="001a1eec" officeooo:paragraph-rsid="001a1eec" style:font-size-asian="15pt" style:font-size-complex="15pt"/>
    </style:style>
    <style:style style:name="P2" style:family="paragraph" style:parent-style-name="Standard">
      <style:text-properties fo:color="#5983b0" style:font-name="Arial" fo:font-size="15pt" officeooo:rsid="001a1eec" officeooo:paragraph-rsid="001a1eec" style:font-size-asian="15pt" style:font-size-complex="15pt"/>
    </style:style>
    <style:style style:name="P3" style:family="paragraph" style:parent-style-name="Standard">
      <style:text-properties fo:color="#000000" style:font-name="Arial" fo:font-size="13pt" officeooo:paragraph-rsid="00130ccc" style:font-size-asian="13pt" style:font-size-complex="13pt"/>
    </style:style>
    <style:style style:name="P4" style:family="paragraph" style:parent-style-name="Standard">
      <style:text-properties fo:color="#000000" style:font-name="Arial" fo:font-size="12pt" officeooo:paragraph-rsid="00130ccc" style:font-size-asian="12pt" style:font-size-complex="12pt"/>
    </style:style>
    <style:style style:name="P5" style:family="paragraph" style:parent-style-name="Standard">
      <style:text-properties style:use-window-font-color="true" style:font-name="Arial" fo:font-size="12pt" officeooo:paragraph-rsid="00130ccc" style:font-size-asian="12pt" style:font-size-complex="12pt"/>
    </style:style>
    <style:style style:name="P6" style:family="paragraph" style:parent-style-name="Standard">
      <style:text-properties style:font-name="Arial" fo:font-size="14pt" officeooo:paragraph-rsid="00130ccc" style:font-size-asian="14pt" style:font-size-complex="14pt"/>
    </style:style>
    <style:style style:name="P7" style:family="paragraph" style:parent-style-name="Standard">
      <style:text-properties style:font-name="Arial" officeooo:paragraph-rsid="00130ccc"/>
    </style:style>
    <style:style style:name="P8" style:family="paragraph" style:parent-style-name="Standard">
      <style:text-properties style:font-name="Arial" officeooo:rsid="0017bb9e" officeooo:paragraph-rsid="0017bb9e"/>
    </style:style>
    <style:style style:name="P9" style:family="paragraph" style:parent-style-name="Standard">
      <style:text-properties style:font-name="Arial" officeooo:rsid="00197386" officeooo:paragraph-rsid="00197386"/>
    </style:style>
    <style:style style:name="P10" style:family="paragraph" style:parent-style-name="Standard">
      <style:text-properties style:font-name="Arial" fo:font-size="11pt" officeooo:paragraph-rsid="00130ccc" style:font-size-asian="11pt" style:font-size-complex="11pt"/>
    </style:style>
    <style:style style:name="P11" style:family="paragraph" style:parent-style-name="Standard">
      <style:text-properties style:font-name="Arial" fo:font-size="11pt" officeooo:rsid="00130ccc" officeooo:paragraph-rsid="00130ccc" style:font-size-asian="11pt" style:font-size-complex="11pt"/>
    </style:style>
    <style:style style:name="P12" style:family="paragraph" style:parent-style-name="Standard">
      <style:text-properties style:font-name="Arial" fo:font-size="11pt" officeooo:rsid="00197386" officeooo:paragraph-rsid="00197386" style:font-size-asian="11pt" style:font-size-complex="11pt"/>
    </style:style>
    <style:style style:name="P13" style:family="paragraph" style:parent-style-name="Standard">
      <style:text-properties style:font-name="Arial" fo:font-size="11pt" officeooo:rsid="0017bb9e" officeooo:paragraph-rsid="0017bb9e" style:font-size-asian="11pt" style:font-size-complex="11pt"/>
    </style:style>
    <style:style style:name="P14" style:family="paragraph" style:parent-style-name="Standard">
      <style:text-properties style:font-name="Arial" fo:font-size="12pt" officeooo:paragraph-rsid="00130ccc" style:font-size-asian="12pt" style:font-size-complex="12pt"/>
    </style:style>
    <style:style style:name="P15" style:family="paragraph" style:parent-style-name="Standard">
      <style:paragraph-properties fo:break-before="page"/>
      <style:text-properties style:font-name="Arial" fo:font-size="13pt" officeooo:paragraph-rsid="00130ccc" style:font-size-asian="13pt" style:font-size-complex="13pt"/>
    </style:style>
    <style:style style:name="P16" style:family="paragraph" style:parent-style-name="Footer">
      <style:paragraph-properties fo:text-align="end" style:justify-single-word="false"/>
    </style:style>
    <style:style style:name="P17" style:family="paragraph" style:parent-style-name="Standard" style:list-style-name="Numbering_20_ABC">
      <style:text-properties style:font-name="Arial" fo:font-size="11pt" officeooo:paragraph-rsid="00130ccc" style:font-size-asian="11pt" style:font-size-complex="11pt"/>
    </style:style>
    <style:style style:name="P18" style:family="paragraph" style:parent-style-name="Standard" style:list-style-name="Numbering_20_ABC">
      <style:text-properties style:font-name="Arial" fo:font-size="11pt" officeooo:rsid="00147f12" officeooo:paragraph-rsid="00147f12" style:font-size-asian="11pt" style:font-size-complex="11pt"/>
    </style:style>
    <style:style style:name="P19" style:family="paragraph" style:parent-style-name="Standard" style:list-style-name="Numbering_20_ABC">
      <style:text-properties style:font-name="Arial" fo:font-size="11pt" officeooo:rsid="00165822" officeooo:paragraph-rsid="00165822" style:font-size-asian="11pt" style:font-size-complex="11pt"/>
    </style:style>
    <style:style style:name="T1" style:family="text">
      <style:text-properties officeooo:rsid="001a1eec"/>
    </style:style>
    <style:style style:name="T2" style:family="text">
      <style:text-properties officeooo:rsid="00165822"/>
    </style:style>
    <style:style style:name="T3" style:family="text">
      <style:text-properties officeooo:rsid="00197386"/>
    </style:style>
    <style:style style:name="T4" style:family="text">
      <style:text-properties officeooo:rsid="0019dfbf"/>
    </style:style>
    <style:style style:name="T5" style:family="text">
      <style:text-properties style:font-name="Arial" officeooo:rsid="001a1eec"/>
    </style:style>
    <style:style style:name="T6" style:family="text">
      <style:text-properties style:font-name="Arial" fo:font-size="11pt" officeooo:rsid="001a1eec" style:font-size-asian="11pt" style:font-size-complex="11pt"/>
    </style:style>
    <style:style style:name="T7" style:family="text">
      <style:text-properties officeooo:rsid="001b7b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estionario Unidad <text:span text:style-name="T7">1-Actividad 4</text:span></text:p>
      <text:p text:style-name="P2"/>
      <text:p text:style-name="P5">1. Indique a veracidade das seguintes afirmacións:</text:p>
      <text:p text:style-name="P6"/>
      <text:list xml:id="list4263029756" text:style-name="Numbering_20_ABC">
        <text:list-item>
          <text:p text:style-name="P17">Un virus informático é un programa con propiedades autocopiativas e finalidade destrutiva. </text:p>
        </text:list-item>
      </text:list>
      <text:p text:style-name="P11">Verdadero. Es capaz de reproducirse a sí mismos y ser dañinos para los datos de un sistema.</text:p>
      <text:p text:style-name="P10"/>
      <text:list xml:id="list211741352302392" text:continue-numbering="true" text:style-name="Numbering_20_ABC">
        <text:list-item>
          <text:p text:style-name="P17"><text:s/>problema dos virus informáticos ten unha compoñente comercial. </text:p>
        </text:list-item>
      </text:list>
      <text:p text:style-name="P11">Falso. El spyware sí puede tener un uso comercial al recopilar información y distribuirla a empresas publicitarias u otras organizaciones.</text:p>
      <text:list xml:id="list211739705873027" text:continue-numbering="true" text:style-name="Numbering_20_ABC">
        <text:list-header>
          <text:p text:style-name="P17"/>
        </text:list-header>
        <text:list-item>
          <text:p text:style-name="P17"><text:s/>Un virus informático pode ser o responsable dunha avaría hardware nun disco duro.</text:p>
          <text:p text:style-name="P18">Falso. Un virus no puede atacar físicamente un disco duro.</text:p>
          <text:p text:style-name="P17"/>
        </text:list-item>
        <text:list-item>
          <text:p text:style-name="P17"><text:s/>A orixe dos virus é claro: xéranos as empresas de software.</text:p>
          <text:p text:style-name="P18">Falso. Los virus son creados por usuarios de Internet por distintos motivos.</text:p>
          <text:p text:style-name="P17"/>
        </text:list-item>
        <text:list-item>
          <text:p text:style-name="P17"><text:s/>Todos os virus teñen extensión EXE (executables). </text:p>
          <text:p text:style-name="P18">Falso. Un virus se puede ocultar en una gran cantidad de archivos como <text:span text:style-name="T2">procesadores de texto.</text:span></text:p>
          <text:p text:style-name="P17"/>
        </text:list-item>
        <text:list-item>
          <text:p text:style-name="P17">Os puntos de restauración de Windows volven o estado anterior do PC, eliminando programas e datos almacenados con posterioridade.</text:p>
        </text:list-item>
      </text:list>
      <text:p text:style-name="P10"><text:tab/><text:span text:style-name="T2">Falso. Un punto de restauración instala una copia exacta del sistema operativo de un PC creada anteriormente.</text:span></text:p>
      <text:p text:style-name="P10"/>
      <text:list xml:id="list211739759157598" text:continue-numbering="true" text:style-name="Numbering_20_ABC">
        <text:list-item>
          <text:p text:style-name="P17"><text:s/>WordPerfect foi un dos primeiros procesadores existentes. </text:p>
          <text:p text:style-name="P19">Verdadero. Es uno de los primeros junto Wordstar, utilizado desde 1982</text:p>
          <text:p text:style-name="P17"/>
        </text:list-item>
        <text:list-item>
          <text:p text:style-name="P17">As utilidades freeware, shareware e de software libre son inferiores ás comerciais.</text:p>
        </text:list-item>
      </text:list>
      <text:p text:style-name="P10"><text:tab/><text:span text:style-name="T2">Falso. El software libre, freeware y shareware dan la libertad a los usuarios para poder ejecutar, copiar, distribuir y modificar el software accediendo al código fuente(no siempre).</text:span></text:p>
      <text:p text:style-name="P7"/>
      <text:p text:style-name="P7"/>
      <text:p text:style-name="P7"/>
      <text:p text:style-name="P4">2. Realice as consideracións oportunas sobre os antivirus hardware e software.</text:p>
      <text:p text:style-name="P3"/>
      <text:p text:style-name="P13">El antivirus hardware es un dispositivo que se encarga de proteger los componentes internos de un ordenador como por ejemplo, el disco duro, donde se bloquearía la escritura de datos para proteger el equipo.</text:p>
      <text:p text:style-name="P13">El antivirus software es un programa cuyo objetivo es detectar y eliminar posibles amenazas informáticas para el equipo.</text:p>
      <text:p text:style-name="P8"/>
      <text:p text:style-name="P14"/>
      <text:p text:style-name="P14"/>
      <text:p text:style-name="P14">3. Que dano perseguen os hoax?</text:p>
      <text:p text:style-name="P12">Los hoax tienen el objetivo <text:span text:style-name="T1">principal </text:span>de desarrollar miedo, malestar, incertidumbre u opinión ante un determinado tema. </text:p>
      <text:p text:style-name="P9"/>
      <text:p text:style-name="P7"/>
      <text:p text:style-name="P15"/>
      <text:p text:style-name="P14"/>
      <text:p text:style-name="P14">4. Indique as medidas básicas que hai que tomar con respecto aos virus.</text:p>
      <text:p text:style-name="P10">-<text:span text:style-name="T3">Concienciarse para no instalar ni ejecutar programas de dudosa procedencia, y restringir los permisos de ejecución o instalación de aplicaciones.</text:span></text:p>
      <text:p text:style-name="P10">-<text:span text:style-name="T3">Programar un antivirus para que realice una exploración y limpieza de archivos</text:span></text:p>
      <text:p text:style-name="P10">-<text:span text:style-name="T3">Realizar copias de seguridad periódicas</text:span></text:p>
      <text:p text:style-name="P10">-<text:span text:style-name="T3">Mantener el antivirus actualizado a la última versión</text:span></text:p>
      <text:p text:style-name="P7"/>
      <text:p text:style-name="P7"/>
      <text:p text:style-name="P7"/>
      <text:p text:style-name="P14">5. Indique tres tipos de acceso remoto.</text:p>
      <text:p text:style-name="P10">-<text:span text:style-name="T4">Red Privada Virtual</text:span></text:p>
      <text:p text:style-name="P10">-<text:span text:style-name="T4">Escritorio remoto</text:span></text:p>
      <text:p text:style-name="P10">-<text:span text:style-name="T4">Acceso remoto en modo termina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Arial" fo:font-size="11pt" officeooo:rsid="001a1eec" style:font-size-asian="11pt" style:font-size-complex="11pt"/>
    </style:style>
    <style:style style:name="MT2" style:family="text">
      <style:text-properties officeooo:rsid="001a1ee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2a6099"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text:span><text:span text:style-name="MT2"> </text:span><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0T12:39:27.551000000</meta:creation-date>
    <dc:date>2020-10-13T21:17:39.255000000</dc:date>
    <meta:editing-duration>PT1H8M25S</meta:editing-duration>
    <meta:editing-cycles>4</meta:editing-cycles>
    <meta:generator>LibreOffice/6.4.4.2$Windows_X86_64 LibreOffice_project/3d775be2011f3886db32dfd395a6a6d1ca2630ff</meta:generator>
    <meta:document-statistic meta:table-count="0" meta:image-count="0" meta:object-count="0" meta:page-count="2" meta:paragraph-count="33" meta:word-count="401" meta:character-count="2595" meta:non-whitespace-character-count="2223"/>
  </office:meta>
</office:document-meta>
</file>